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50472222222222cm" style:use-optimal-column-width="true"/>
    </style:style>
    <style:style style:name="co3" style:family="table-column">
      <style:table-column-properties fo:break-before="auto" style:column-width="3.31611111111111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Default_1"/>
          <table:table-cell office:value-type="string" table:style-name="ce2">
            <text:p>Q.No.</text:p>
          </table:table-cell>
          <table:table-cell office:value-type="string" table:style-name="ce2">
            <text:p>Type</text:p>
          </table:table-cell>
          <table:table-cell table:number-columns-repeated="3" table:style-name="Default_1"/>
          <table:table-cell table:style-name="ce2"/>
          <table:table-cell table:number-columns-repeated="16377"/>
        </table:table-row>
        <table:table-row table:style-name="ro2">
          <table:table-cell table:style-name="Default_1"/>
          <table:table-cell office:value-type="float" office:value="1" table:style-name="Default_1">
            <text:p>1</text:p>
          </table:table-cell>
          <table:table-cell office:value-type="string" table:content-validation-name="val1" table:style-name="ce3">
            <text:p>Contos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" table:style-name="Default_1">
            <text:p>2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" table:style-name="Default_1">
            <text:p>3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" table:style-name="Default_1">
            <text:p>4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" table:style-name="Default_1">
            <text:p>5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" table:style-name="Default_1">
            <text:p>6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" table:style-name="Default_1">
            <text:p>7</text:p>
          </table:table-cell>
          <table:table-cell office:value-type="string" table:content-validation-name="val1" table:style-name="Default_1">
            <text:p>Multip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" table:style-name="Default_1">
            <text:p>8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" table:style-name="Default_1">
            <text:p>9</text:p>
          </table:table-cell>
          <table:table-cell office:value-type="string" table:content-validation-name="val1" table:style-name="Default_1">
            <text:p>Multip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0" table:style-name="Default_1">
            <text:p>10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1" table:style-name="Default_1">
            <text:p>11</text:p>
          </table:table-cell>
          <table:table-cell office:value-type="string" table:content-validation-name="val1" table:style-name="Default_1">
            <text:p>Yes/N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2" table:style-name="Default_1">
            <text:p>12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3" table:style-name="Default_1">
            <text:p>13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4" table:style-name="Default_1">
            <text:p>14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5" table:style-name="Default_1">
            <text:p>15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6" table:style-name="Default_1">
            <text:p>16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7" table:style-name="Default_1">
            <text:p>17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8" table:style-name="Default_1">
            <text:p>18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19" table:style-name="Default_1">
            <text:p>19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0" table:style-name="Default_1">
            <text:p>20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1" table:style-name="Default_1">
            <text:p>21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2" table:style-name="Default_1">
            <text:p>22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3" table:style-name="Default_1">
            <text:p>23</text:p>
          </table:table-cell>
          <table:table-cell office:value-type="string" table:content-validation-name="val1" table:style-name="Default_1">
            <text:p>Match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4" table:style-name="Default_1">
            <text:p>24</text:p>
          </table:table-cell>
          <table:table-cell office:value-type="string" table:content-validation-name="val1" table:style-name="Default_1">
            <text:p>Yes/N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5" table:style-name="Default_1">
            <text:p>25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6" table:style-name="Default_1">
            <text:p>26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7" table:style-name="Default_1">
            <text:p>27</text:p>
          </table:table-cell>
          <table:table-cell office:value-type="string" table:content-validation-name="val1" table:style-name="Default_1">
            <text:p>Match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8" table:style-name="Default_1">
            <text:p>28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29" table:style-name="Default_1">
            <text:p>29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0" table:style-name="Default_1">
            <text:p>30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1" table:style-name="Default_1">
            <text:p>31</text:p>
          </table:table-cell>
          <table:table-cell office:value-type="string" table:content-validation-name="val1" table:style-name="Default_1">
            <text:p>Match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2" table:style-name="Default_1">
            <text:p>32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3" table:style-name="Default_1">
            <text:p>33</text:p>
          </table:table-cell>
          <table:table-cell office:value-type="string" table:content-validation-name="val1" table:style-name="Default_1">
            <text:p>Bike_Locatio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4" table:style-name="Default_1">
            <text:p>34</text:p>
          </table:table-cell>
          <table:table-cell office:value-type="string" table:content-validation-name="val1" table:style-name="Default_1">
            <text:p>Bike_Locatio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5" table:style-name="Default_1">
            <text:p>35</text:p>
          </table:table-cell>
          <table:table-cell office:value-type="string" table:content-validation-name="val1" table:style-name="Default_1">
            <text:p>Bike_Locatio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6" table:style-name="Default_1">
            <text:p>36</text:p>
          </table:table-cell>
          <table:table-cell office:value-type="string" table:content-validation-name="val1" table:style-name="Default_1">
            <text:p>Bike_Locatio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7" table:style-name="Default_1">
            <text:p>37</text:p>
          </table:table-cell>
          <table:table-cell office:value-type="string" table:content-validation-name="val1" table:style-name="Default_1">
            <text:p>Litwar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8" table:style-name="Default_1">
            <text:p>38</text:p>
          </table:table-cell>
          <table:table-cell office:value-type="string" table:content-validation-name="val1" table:style-name="Default_1">
            <text:p>Litwar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39" table:style-name="Default_1">
            <text:p>39</text:p>
          </table:table-cell>
          <table:table-cell office:value-type="string" table:content-validation-name="val1" table:style-name="Default_1">
            <text:p>AzureKeyVault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0" table:style-name="Default_1">
            <text:p>40</text:p>
          </table:table-cell>
          <table:table-cell office:value-type="string" table:content-validation-name="val1" table:style-name="Default_1">
            <text:p>AzureKeyVault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1" table:style-name="Default_1">
            <text:p>41</text:p>
          </table:table-cell>
          <table:table-cell office:value-type="string" table:content-validation-name="val1" table:style-name="Default_1">
            <text:p>AzureKeyVault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2" table:style-name="Default_1">
            <text:p>42</text:p>
          </table:table-cell>
          <table:table-cell office:value-type="string" table:content-validation-name="val1" table:style-name="Default_1">
            <text:p>Match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3" table:style-name="Default_1">
            <text:p>43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4" table:style-name="Default_1">
            <text:p>44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5" table:style-name="Default_1">
            <text:p>45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6" table:style-name="Default_1">
            <text:p>46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7" table:style-name="Default_1">
            <text:p>47</text:p>
          </table:table-cell>
          <table:table-cell office:value-type="string" table:content-validation-name="val1" table:style-name="Default_1">
            <text:p>Multip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8" table:style-name="Default_1">
            <text:p>48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49" table:style-name="Default_1">
            <text:p>49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0" table:style-name="Default_1">
            <text:p>50</text:p>
          </table:table-cell>
          <table:table-cell office:value-type="string" table:content-validation-name="val1" table:style-name="Default_1">
            <text:p>Multip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1" table:style-name="Default_1">
            <text:p>51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2" table:style-name="Default_1">
            <text:p>52</text:p>
          </table:table-cell>
          <table:table-cell office:value-type="string" table:content-validation-name="val1" table:style-name="ce3">
            <text:p>Contos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3" table:style-name="Default_1">
            <text:p>53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4" table:style-name="Default_1">
            <text:p>54</text:p>
          </table:table-cell>
          <table:table-cell office:value-type="string" table:content-validation-name="val1" table:style-name="Default_1">
            <text:p>Litwar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5" table:style-name="Default_1">
            <text:p>55</text:p>
          </table:table-cell>
          <table:table-cell office:value-type="string" table:content-validation-name="val1" table:style-name="Default_1">
            <text:p>Litwar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6" table:style-name="Default_1">
            <text:p>56</text:p>
          </table:table-cell>
          <table:table-cell office:value-type="string" table:content-validation-name="val1" table:style-name="ce3">
            <text:p>Contos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7" table:style-name="Default_1">
            <text:p>57</text:p>
          </table:table-cell>
          <table:table-cell office:value-type="string" table:content-validation-name="val1" table:style-name="ce3">
            <text:p>Contos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8" table:style-name="Default_1">
            <text:p>58</text:p>
          </table:table-cell>
          <table:table-cell office:value-type="string" table:content-validation-name="val1" table:style-name="ce3">
            <text:p>Contos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59" table:style-name="Default_1">
            <text:p>59</text:p>
          </table:table-cell>
          <table:table-cell office:value-type="string" table:content-validation-name="val1" table:style-name="ce3">
            <text:p>Contos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0" table:style-name="Default_1">
            <text:p>60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1" table:style-name="Default_1">
            <text:p>61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2" table:style-name="Default_1">
            <text:p>62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3" table:style-name="Default_1">
            <text:p>63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4" table:style-name="Default_1">
            <text:p>64</text:p>
          </table:table-cell>
          <table:table-cell office:value-type="string" table:content-validation-name="val1" table:style-name="Default_1">
            <text:p>Yes/N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5" table:style-name="Default_1">
            <text:p>65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6" table:style-name="Default_1">
            <text:p>66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7" table:style-name="Default_1">
            <text:p>67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8" table:style-name="Default_1">
            <text:p>68</text:p>
          </table:table-cell>
          <table:table-cell office:value-type="string" table:content-validation-name="val1" table:style-name="Default_1">
            <text:p>Multip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69" table:style-name="Default_1">
            <text:p>69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0" table:style-name="Default_1">
            <text:p>70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1" table:style-name="Default_1">
            <text:p>71</text:p>
          </table:table-cell>
          <table:table-cell office:value-type="string" table:content-validation-name="val1" table:style-name="Default_1">
            <text:p>Yes/N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2" table:style-name="Default_1">
            <text:p>72</text:p>
          </table:table-cell>
          <table:table-cell office:value-type="string" table:content-validation-name="val1" table:style-name="Default_1">
            <text:p>KQL Databas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3" table:style-name="Default_1">
            <text:p>73</text:p>
          </table:table-cell>
          <table:table-cell office:value-type="string" table:content-validation-name="val1" table:style-name="Default_1">
            <text:p>KQL Databas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4" table:style-name="Default_1">
            <text:p>74</text:p>
          </table:table-cell>
          <table:table-cell office:value-type="string" table:content-validation-name="val1" table:style-name="Default_1">
            <text:p>KQL Databas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5" table:style-name="Default_1">
            <text:p>75</text:p>
          </table:table-cell>
          <table:table-cell office:value-type="string" table:content-validation-name="val1" table:style-name="Default_1">
            <text:p>Litwar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6" table:style-name="Default_1">
            <text:p>76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7" table:style-name="Default_1">
            <text:p>77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8" table:style-name="Default_1">
            <text:p>78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79" table:style-name="Default_1">
            <text:p>79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0" table:style-name="Default_1">
            <text:p>80</text:p>
          </table:table-cell>
          <table:table-cell office:value-type="string" table:content-validation-name="val1" table:style-name="Default_1">
            <text:p>Yes/N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1" table:style-name="Default_1">
            <text:p>81</text:p>
          </table:table-cell>
          <table:table-cell office:value-type="string" table:content-validation-name="val1" table:style-name="Default_1">
            <text:p>Match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2" table:style-name="Default_1">
            <text:p>82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3" table:style-name="Default_1">
            <text:p>83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4" table:style-name="Default_1">
            <text:p>84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5" table:style-name="Default_1">
            <text:p>85</text:p>
          </table:table-cell>
          <table:table-cell office:value-type="string" table:content-validation-name="val1" table:style-name="Default_1">
            <text:p>Litwar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6" table:style-name="Default_1">
            <text:p>86</text:p>
          </table:table-cell>
          <table:table-cell office:value-type="string" table:content-validation-name="val1" table:style-name="ce3">
            <text:p>Contos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7" table:style-name="Default_1">
            <text:p>87</text:p>
          </table:table-cell>
          <table:table-cell office:value-type="string" table:content-validation-name="val1" table:style-name="Default_1">
            <text:p>Match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8" table:style-name="Default_1">
            <text:p>88</text:p>
          </table:table-cell>
          <table:table-cell office:value-type="string" table:content-validation-name="val1" table:style-name="Default_1">
            <text:p>Yes/No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89" table:style-name="Default_1">
            <text:p>89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0" table:style-name="Default_1">
            <text:p>90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1" table:style-name="Default_1">
            <text:p>91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2" table:style-name="Default_1">
            <text:p>92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3" table:style-name="Default_1">
            <text:p>93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4" table:style-name="Default_1">
            <text:p>94</text:p>
          </table:table-cell>
          <table:table-cell office:value-type="string" table:content-validation-name="val1" table:style-name="Default_1">
            <text:p>Dropdown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5" table:style-name="Default_1">
            <text:p>95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6" table:style-name="Default_1">
            <text:p>96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float" office:value="97" table:style-name="Default_1">
            <text:p>97</text:p>
          </table:table-cell>
          <table:table-cell office:value-type="string" table:content-validation-name="val1" table:style-name="Default_1">
            <text:p>Single choice</text:p>
          </table:table-cell>
          <table:table-cell table:number-columns-repeated="4" table:style-name="Default_1"/>
          <table:table-cell table:number-columns-repeated="16377"/>
        </table:table-row>
        <table:table-row table:number-rows-repeated="7" table:style-name="ro2">
          <table:table-cell table:number-columns-repeated="7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string" table:style-name="Default_1">
            <text:p>Single choice</text:p>
          </table:table-cell>
          <table:table-cell office:value-type="float" office:value="44" table:style-name="Default_1">
            <text:p>44</text:p>
          </table:table-cell>
          <table:table-cell office:value-type="string" table:style-name="Default_1">
            <text:p>3 Hrs</text:p>
          </table:table-cell>
          <table:table-cell table:number-columns-repeated="3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string" table:style-name="Default_1">
            <text:p>Multiple choice</text:p>
          </table:table-cell>
          <table:table-cell office:value-type="float" office:value="5" table:style-name="Default_1">
            <text:p>5</text:p>
          </table:table-cell>
          <table:table-cell office:value-type="string" table:style-name="Default_1">
            <text:p>1 Hr</text:p>
          </table:table-cell>
          <table:table-cell table:number-columns-repeated="3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string" table:style-name="Default_1">
            <text:p>Match</text:p>
          </table:table-cell>
          <table:table-cell office:value-type="float" office:value="6" table:style-name="Default_1">
            <text:p>6</text:p>
          </table:table-cell>
          <table:table-cell office:value-type="string" table:style-name="Default_1">
            <text:p>1 Hr</text:p>
          </table:table-cell>
          <table:table-cell table:number-columns-repeated="3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string" table:style-name="Default_1">
            <text:p>Yes/No</text:p>
          </table:table-cell>
          <table:table-cell office:value-type="float" office:value="6" table:style-name="Default_1">
            <text:p>6</text:p>
          </table:table-cell>
          <table:table-cell office:value-type="string" table:style-name="Default_1">
            <text:p>1 Hr</text:p>
          </table:table-cell>
          <table:table-cell table:number-columns-repeated="3" table:style-name="Default_1"/>
          <table:table-cell table:number-columns-repeated="16377"/>
        </table:table-row>
        <table:table-row table:style-name="ro2">
          <table:table-cell table:style-name="Default_1"/>
          <table:table-cell office:value-type="string" table:style-name="Default_1">
            <text:p>Dropdown</text:p>
          </table:table-cell>
          <table:table-cell office:value-type="float" office:value="13" table:style-name="Default_1">
            <text:p>13</text:p>
          </table:table-cell>
          <table:table-cell office:value-type="string" table:style-name="Default_1">
            <text:p>1 Hr</text:p>
          </table:table-cell>
          <table:table-cell table:number-columns-repeated="3" table:style-name="Default_1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Project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 Hrs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otes</text:p>
          </table:table-cell>
          <table:table-cell office:value-type="string" table:style-name="ce1">
            <text:p>37 pdf pages</text:p>
          </table:table-cell>
          <table:table-cell office:value-type="string" table:style-name="ce1">
            <text:p>8 Hr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Revise QNA</text:p>
          </table:table-cell>
          <table:table-cell table:style-name="ce1"/>
          <table:table-cell office:value-type="string" table:style-name="ce1">
            <text:p>2 Hrs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Practice</text:p>
          </table:table-cell>
          <table:table-cell table:style-name="ce1"/>
          <table:table-cell office:value-type="string" table:style-name="ce1">
            <text:p>2 Hrs</text:p>
          </table:table-cell>
          <table:table-cell table:number-columns-repeated="16380"/>
        </table:table-row>
        <table:table-row table:number-rows-repeated="1048459" table:style-name="ro2">
          <table:table-cell table:number-columns-repeated="16384"/>
        </table:table-row>
      </table:table>
      <table:database-ranges>
        <table:database-range table:target-range-address="Sheet1.B1:Sheet1.C9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akash kumar</dc:creator>
    <meta:creation-date>2025-07-27T17:41:07Z</meta:creation-date>
    <dc:date>2025-08-23T18:58:57Z</dc:date>
    <meta:editing-cycles>2</meta:editing-cycles>
    <meta:editing-duration>PT100618S</meta:editing-duration>
  </office:meta>
</office:document-meta>
</file>